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455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.845cm"/>
    </style:style>
    <style:style style:name="pr2" style:family="presentation" style:parent-style-name="Inspiration-subtitle">
      <style:graphic-properties draw:fill-color="#ffffff" draw:textarea-vertical-align="top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.4cm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381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.845cm" svg:x="1.4cm" svg:y="1.178cm" presentation:class="title" presentation:user-transformed="true">
          <draw:text-box>
            <text:p>Projet Annuaire Producteurs BIO de la région de Castillon.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3" draw:layer="layout" svg:width="18.743cm" svg:height="7.705cm" svg:x="4.625cm" svg:y="7.62cm">
          <draw:text-box>
            <text:p text:style-name="P2">Réunion de travail du Mardi, le 16 juin 2020 à Castillon-la-Bataille.</text:p>
            <text:p text:style-name="P2"/>
            <text:p text:style-name="P2"><text:span text:style-name="T1">Ce document est disponible ici : http://82.65.74.33/qualification/présentati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éroulement présent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Objectifs. Toujours en accord ?</text:p>
              </text:list-item>
              <text:list-item>
                <text:p>Planning. Toujours dans les temps ?</text:p>
              </text:list-item>
              <text:list-item>
                <text:p>Reste à faire.</text:p>
              </text:list-item>
              <text:list-item>
                <text:p>Problématiques phase Terrain. </text:p>
              </text:list-item>
            </text:list>
            <text:list text:style-name="L4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1 - Objectif Numéro Uno !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5">
              <text:list-header>
                <text:p><text:span text:style-name="T2">Sommes nous toujours en accord ?</text:span></text:p>
                <text:p><text:span text:style-name="T2"/></text:p>
              </text:list-header>
              <text:list-item>
                <text:p><text:span text:style-name="T2">Améliorer les liens (et circuits) entre les Producteurs, les circuits de distribution et les consomateurs </text:span><text:span text:style-name="T3">via un annuaire (mais pas que) des producteurs BIO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2 - Planning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tHu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5">
              <text:list-header>
                <text:p/>
                <text:p/>
                <text:p/>
                <text:p><text:span text:style-name="T5"><text:s text:c="16"/></text:span><text:span text:style-name="T5">Votre GitHub :</text:span></text:p>
                <text:p text:style-name="P2"><text:span text:style-name="T4">https://github.com/j-fish/cetcal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Reste à faire à ce jour.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5">
              <text:list-header>
                <text:p text:style-name="P4">RAF en vu mise en production le 22 juin 2020.</text:p>
              </text:list-header>
              <text:list-item>
                <text:p text:style-name="P4">Bdd.</text:p>
              </text:list-item>
              <text:list-item>
                <text:p text:style-name="P4">Mail de sollicitation inscription producteur. </text:p>
              </text:list-item>
              <text:list-item>
                <text:p text:style-name="P4"><text:span text:style-name="T6">Contextes web : mise à jour des informations </text:span>(via annuaire en ligne) ?</text:p>
              </text:list-item>
              <text:list-item>
                <text:p>Desing : code couleur, identité graphique. Fanny 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blématiques Terrai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5">
              <text:list-header>
                <text:p/>
                <text:p>- Il nous faut une tablette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5" draw:layer="layout" svg:width="20cm" svg:height="2cm" svg:x="1.4cm" svg:y="1.6cm" presentation:class="title" presentation:user-transformed="true">
          <draw:text-box>
            <text:p><text:span text:style-name="T7">Annexes : réunion débrief communication. 17H12 le 16 juin 2020</text:span><text:span text:style-name="T7"><text:tab/></text:span>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5">
              <text:list-header>
                <text:p><text:span text:style-name="T8">Présence : Catherine, Thomas.</text:span></text:p>
              </text:list-header>
              <text:list-item>
                <text:p><text:span text:style-name="T9">Point/Question Thomas : Est-ce que la communication s’est améliorée ? Si oui, pourquoi ? :</text:span></text:p>
                <text:list>
                  <text:list-item>
                    <text:p><text:span text:style-name="T9"><text:s/></text:span></text:p>
                  </text:list-item>
                </text:list>
              </text:list-item>
              <text:list-item>
                <text:p><text:span text:style-name="T9">Surcharge de travail.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><text:span text:style-name="T9">Point/Question Thomas : Communication pistes d’amélioration : 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><text:span text:style-name="T9">Point/Question Thomas : Sollicitation des membres bénévols acteurs du projet, pistes amélioration :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><text:span text:style-name="T9">Point/Question Thomas : Phase post-questionnaire ? Actions de communication consomateurs, réseaux sociaux, établissements/institutions : 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5:40:48.147183070</meta:creation-date>
    <meta:editing-duration>PT1H59M11S</meta:editing-duration>
    <meta:editing-cycles>41</meta:editing-cycles>
    <meta:generator>LibreOffice/6.0.7.3$Linux_X86_64 LibreOffice_project/00m0$Build-3</meta:generator>
    <dc:title>Inspiration</dc:title>
    <dc:date>2020-06-16T18:48:20.078129160</dc:date>
    <meta:document-statistic meta:object-count="55"/>
  </office:meta>
</office:document-meta>
</file>